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4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5" style:family="paragraph" style:parent-style-name="Standard">
      <style:text-properties fo:font-weight="bold" officeooo:rsid="0019e161" officeooo:paragraph-rsid="0019e161" style:font-weight-asian="bold" style:font-weight-complex="bold"/>
    </style:style>
    <style:style style:name="P6" style:family="paragraph" style:parent-style-name="Standard">
      <style:text-properties fo:font-weight="bold" officeooo:rsid="001a67b8" officeooo:paragraph-rsid="001a67b8" style:font-weight-asian="bold" style:font-weight-complex="bold"/>
    </style:style>
    <style:style style:name="P7" style:family="paragraph" style:parent-style-name="Standard">
      <style:text-properties fo:font-weight="bold" officeooo:rsid="001b9c23" officeooo:paragraph-rsid="001b9c23" style:font-weight-asian="bold" style:font-weight-complex="bold"/>
    </style:style>
    <style:style style:name="P8" style:family="paragraph" style:parent-style-name="Standard">
      <style:text-properties fo:font-weight="bold" officeooo:rsid="001b9c23" officeooo:paragraph-rsid="001baefe" style:font-weight-asian="bold" style:font-weight-complex="bold"/>
    </style:style>
    <style:style style:name="P9" style:family="paragraph" style:parent-style-name="Standard">
      <style:text-properties fo:font-weight="normal" officeooo:rsid="0019e161" officeooo:paragraph-rsid="0019e161" style:font-weight-asian="normal" style:font-weight-complex="normal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ba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4"/>
      <text:p text:style-name="P4"/>
      <text:p text:style-name="P5">By the end of this project I would like to learn the following:</text:p>
      <text:p text:style-name="P9">1. How to use git hub (at least on Linux)</text:p>
      <text:p text:style-name="P9">2. What is Map Reduce Theoretically?</text:p>
      <text:p text:style-name="P9">3. How to do a simple algorithm on the cloud.</text:p>
      <text:p text:style-name="P9"/>
      <text:p text:style-name="P9"/>
      <text:p text:style-name="P6">Update: <text:s/>I think I learned how to pull and push from Github. <text:s/>So this version is a new version.</text:p>
      <text:p text:style-name="P7">Steps: </text:p>
      <text:p text:style-name="P7">1. cd to the directory which is a git directory on my computer.</text:p>
      <text:p text:style-name="P7">2. <text:span text:style-name="T4">use git init to initialize</text:span></text:p>
      <text:p text:style-name="P8"><text:span text:style-name="T4">3. do git add</text:span></text:p>
      <text:p text:style-name="P8"><text:span text:style-name="T4">3. do git commit</text:span></text:p>
      <text:p text:style-name="P8"><text:span text:style-name="T4">4. do git push</text:span></text:p>
      <text:p text:style-name="P8"><text:span text:style-name="T4"/></text:p>
      <text:p text:style-name="P8"><text:span text:style-name="T4"/></text:p>
      <text:p text:style-name="P4"/>
      <text:p text:style-name="P4"/>
      <text:p text:style-name="P3">References:</text:p>
      <text:p text:style-name="P4">[1] How to write a great research paper by microsoft</text:p>
      <text:p text:style-name="P4">[2] Data intensive text processing with mapreduce book final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4T18:43:51</dc:date>
    <dc:creator>Hafez </dc:creator>
    <meta:editing-duration>PT2H1M50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164" meta:character-count="837" meta:non-whitespace-character-count="686"/>
  </office:meta>
</office:document-meta>
</file>